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Text_20_body">
      <style:paragraph-properties fo:margin-top="0in" fo:margin-bottom="0in" loext:contextual-spacing="false"/>
      <style:text-properties fo:font-weight="normal" officeooo:rsid="003a59a1" officeooo:paragraph-rsid="001874a7" style:font-weight-asian="normal" style:font-weight-complex="normal"/>
    </style:style>
    <style:style style:name="P5" style:family="paragraph" style:parent-style-name="Text_20_body">
      <style:paragraph-properties fo:margin-top="0in" fo:margin-bottom="0in" loext:contextual-spacing="false"/>
      <style:text-properties fo:font-weight="normal" officeooo:rsid="003fa1a9" officeooo:paragraph-rsid="001874a7" style:font-weight-asian="normal" style:font-weight-complex="normal"/>
    </style:style>
    <style:style style:name="P6" style:family="paragraph" style:parent-style-name="Standard">
      <style:text-properties officeooo:paragraph-rsid="004130bb"/>
    </style:style>
    <style:style style:name="P7" style:family="paragraph" style:parent-style-name="Standard">
      <style:text-properties fo:font-style="normal" officeooo:paragraph-rsid="0044c721" style:font-style-asian="normal" style:font-style-complex="normal"/>
    </style:style>
    <style:style style:name="P8" style:family="paragraph" style:parent-style-name="Text_20_body" style:list-style-name="L2"/>
    <style:style style:name="P9" style:family="paragraph" style:parent-style-name="Text_20_body">
      <style:text-properties officeooo:paragraph-rsid="00467b94"/>
    </style:style>
    <style:style style:name="P10" style:family="paragraph" style:parent-style-name="Text_20_body" style:list-style-name="L1">
      <style:paragraph-properties fo:margin-top="0in" fo:margin-bottom="0in" loext:contextual-spacing="false"/>
      <style:text-properties officeooo:paragraph-rsid="004130bb"/>
    </style:style>
    <style:style style:name="P11" style:family="paragraph" style:parent-style-name="Text_20_body">
      <style:paragraph-properties fo:margin-top="0in" fo:margin-bottom="0in" loext:contextual-spacing="false"/>
      <style:text-properties officeooo:paragraph-rsid="004130bb"/>
    </style:style>
    <style:style style:name="P12" style:family="paragraph" style:parent-style-name="Text_20_body">
      <style:paragraph-properties fo:margin-top="0in" fo:margin-bottom="0in" loext:contextual-spacing="false"/>
      <style:text-properties officeooo:rsid="0044c721" officeooo:paragraph-rsid="0044c721"/>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paragraph-properties fo:margin-top="0in" fo:margin-bottom="0in" loext:contextual-spacing="false"/>
      <style:text-properties officeooo:paragraph-rsid="00467b94"/>
    </style:style>
    <style:style style:name="P15" style:family="paragraph" style:parent-style-name="Text_20_body">
      <style:paragraph-properties fo:margin-top="0.1189in" fo:margin-bottom="0.1189in" loext:contextual-spacing="false"/>
      <style:text-properties officeooo:paragraph-rsid="00467b94"/>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44c721"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officeooo:rsid="004130bb"/>
    </style:style>
    <style:style style:name="T8" style:family="text">
      <style:text-properties officeooo:rsid="0044c721"/>
    </style:style>
    <style:style style:name="T9" style:family="text">
      <style:text-properties fo:font-size="14pt" fo:font-style="normal" officeooo:rsid="003a73e7" style:font-size-asian="12pt" style:font-style-asian="normal" style:font-size-complex="12pt" style:font-style-complex="normal"/>
    </style:style>
    <style:style style:name="T10" style:family="text">
      <style:text-properties fo:font-size="14pt" fo:font-style="normal" fo:font-weight="normal" officeooo:rsid="003a73e7" style:font-size-asian="12pt" style:font-style-asian="normal" style:font-weight-asian="normal" style:font-size-complex="12pt" style:font-style-complex="normal"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IT 511</text:span><text:span text:style-name="T4">: </text:span><text:span text:style-name="T5">Object Oriented Application Development</text:span></text:p>
      <text:p text:style-name="Standard"><text:span text:style-name="T3">Module</text:span><text:span text:style-name="Emphasis"><text:span text:style-name="T6"> One: </text:span></text:span><text:span text:style-name="Emphasis"><text:span text:style-name="Strong_20_Emphasis"><text:span text:style-name="T6">Introduction to Object-Oriented Programming</text:span></text:span></text:span></text:p>
      <text:p text:style-name="P7"><text:span text:style-name="Emphasis"><text:span text:style-name="T5">ZyBooks</text:span></text:span></text:p>
      <text:p text:style-name="P3"><text:span text:style-name="T3">Chapters 1 &amp; </text:span><text:span text:style-name="T4">2</text:span></text:p>
      <text:p text:style-name="P2"><text:span text:style-name="T7">3//</text:span><text:span text:style-name="T8">21/</text:span><text:span text:style-name="T7">22</text:span></text:p>
      <text:p text:style-name="P1"/>
      <text:p text:style-name="P1">Learning Object<text:span text:style-name="T1">i</text:span>ves</text:p>
      <text:list xml:id="list2149368874" text:style-name="L1">
        <text:list-header>
          <text:p text:style-name="P10"/>
        </text:list-header>
        <text:list-item>
          <text:p text:style-name="P10">Recognize the fundamental qualities of object-oriented programming</text:p>
        </text:list-item>
      </text:list>
      <text:p text:style-name="P11"/>
      <text:p text:style-name="P12">Module Overview</text:p>
      <text:p text:style-name="P12"/>
      <text:p text:style-name="P14"><text:span text:style-name="T8">Our world is full of objects. Right now, you are reading this text on a computer screen. The computer may rest on a table. You may be sitting in a chair; computers, tables, and chairs are all objects. Your chair, for instance, is both a singular object and representative of a class of objects: the class we call “chairs.” If we push the boundaries to define an object broadly as any entity that may be defined and referred to, your body and its various components, the other living things nearby, and even a more abstract concept such as this course all may be seen as “objects.” Further, objects interact with one another: Right now, your body is interacting with the computer and the computer, in turn, is interacting with the server that hosts the course. Object-oriented programming is based upon this broad conception of objects. It is a programming paradigm that reflects our world by defining objects and setting them into patterns of interaction. In this course, you will work within this paradigm to define and classify objects and create interactions designed to solve meaningful problems.</text:span></text:p>
      <text:p text:style-name="P15">There is another important way to approach object-oriented programming: by considering its development as a way to address a problem across the world of information technology. As organizations including businesses, governmental agencies, and universities employed software for various purposes, the need arose to cut costs and improve efficiency with programs that could be deployed and readily customized in various settings. Object-oriented programming provides this flexibility and efficiency. In this course, the program you will develop in your final project embodies these fundamental object-oriented principles. Because you will write your program in Java, you will be able to incorporate the important quality of portability, as your program will work on different platforms and will fit the adage “write once, run anywhere.”</text:p>
      <text:section text:style-name="Sect1" text:name="d2l_read_element_1">
        <text:p text:style-name="P9">This efficiency and flexibility has helped to make object-oriented programming an essential paradigm that is now employed across computer platforms, in web browsers, in cell phones, and in many applications. As you may imagine, the need for portable programs and applications that can address complex interactions is even more pressing given the prevalence of “big data” and other complexities in today’s computing environment. Programming languages with object-oriented dimensions, such as Java, C# (C sharp) and Scala, are frequently used in programs to process large quantities of data.</text:p>
        <text:p text:style-name="P9">Have you heard of any of the following programming languages? All allow for object-oriented programming.</text:p>
        <text:list xml:id="list3254190119" text:style-name="L2">
          <text:list-item>
            <text:p text:style-name="P13">Java </text:p>
          </text:list-item>
          <text:list-item>
            <text:p text:style-name="P13"><text:soft-page-break/>Python </text:p>
          </text:list-item>
          <text:list-item>
            <text:p text:style-name="P13">C# </text:p>
          </text:list-item>
          <text:list-item>
            <text:p text:style-name="P13">C++ </text:p>
          </text:list-item>
          <text:list-item>
            <text:p text:style-name="P13">Smalltalk </text:p>
          </text:list-item>
          <text:list-item>
            <text:p text:style-name="P13">Ruby </text:p>
          </text:list-item>
          <text:list-item>
            <text:p text:style-name="P13">Scala </text:p>
          </text:list-item>
          <text:list-item>
            <text:p text:style-name="P13">Delphi </text:p>
          </text:list-item>
          <text:list-item>
            <text:p text:style-name="P8">Eiffel </text:p>
          </text:list-item>
        </text:list>
        <text:p text:style-name="Text_20_body">As you explore object-oriented programming, then, keep in mind that you are connecting to the history of programming in one of its truly innovative phases while also learning a way of thinking through code designed to mirror compelling and complex qualities of our world. In Module One, you will begin the journey. First, you will access your main course resource, <text:span text:style-name="Emphasis">Programming in Java: Early Objects</text:span>, from zyBooks and work through a reading and practice assignment from Chapter 1 and parts of Chapter 2. Here, you will engage the foundations of programming as well as see how these are applied in Java, a widely-used object-oriented programming language. You will have the opportunity to introduce yourself and describe your programming experience while also taking note of the experiences of your fellow students. You will then access the Java-based software development platform, NetBeans, which will be your work environment for this course and used for the final project and the stepping stone labs that lead up to it. Finally, you will review the final project for the course and complete a short quiz based on the Final Project Guidelines and Rubric document.</text:p>
        <text:p text:style-name="Text_20_body">Throughout your work in the course, you will be able to draw on your instructor for help. The General Questions discussion is a great place ask your instructor questions, while the Coding Community discussion is the spot to share ideas with your fellow students. Note that your posts to these topics are voluntary and non-graded.</text:p>
      </text:section>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3-22T16:48:33.963892316</dc:date>
    <meta:editing-duration>P2DT6H33M50S</meta:editing-duration>
    <meta:editing-cycles>27</meta:editing-cycles>
    <meta:generator>LibreOffice/6.4.7.2$Linux_X86_64 LibreOffice_project/40$Build-2</meta:generator>
    <meta:document-statistic meta:table-count="0" meta:image-count="0" meta:object-count="0" meta:page-count="2" meta:paragraph-count="23" meta:word-count="700" meta:character-count="4417" meta:non-whitespace-character-count="3741"/>
  </office:meta>
</office:document-meta>
</file>